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4aea" officeooo:paragraph-rsid="00014a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 buen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8:26:24.546798520</meta:creation-date>
    <dc:date>2018-09-13T08:26:47.372020460</dc:date>
    <meta:editing-duration>PT27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6.0.3.2$Linux_X86_64 LibreOffice_project/00m0$Build-2</meta:generator>
  </office:meta>
</office:document-meta>
</file>